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1957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53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2" table:style-name="ta1">
        <table:shapes>
          <draw:frame draw:z-index="0" draw:style-name="gr1" draw:text-style-name="P1" svg:width="8.1984in" svg:height="5.1882in" svg:x="8.5402in" svg:y="0.1874in">
            <draw:object draw:notify-on-update-of-ranges="data2.A2:data2.A19 data2.C1:data2.C1 data2.C2:data2.C19 data2.A2:data2.A19 data2.H1:data2.H1 data2.H2:data2.H19 data2.A2:data2.A19 data2.L1:data2.L1 data2.L2:data2.L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Original Clauses</text:p>
          </table:table-cell>
          <table:table-cell office:value-type="string" calcext:value-type="string">
            <text:p>literal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clauses</text:p>
          </table:table-cell>
          <table:table-cell office:value-type="string" calcext:value-type="string">
            <text:p>literals</text:p>
          </table:table-cell>
          <table:table-cell office:value-type="string" calcext:value-type="string">
            <text:p>Learned Clauses</text:p>
          </table:table-cell>
          <table:table-cell office:value-type="string" calcext:value-type="string">
            <text:p>learned literal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645" calcext:value-type="float">
            <text:p>7645</text:p>
          </table:table-cell>
          <table:table-cell office:value-type="float" office:value="19848" calcext:value-type="float">
            <text:p>19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 office:value-type="float" office:value="11" calcext:value-type="float">
            <text:p>11</text:p>
          </table:table-cell>
          <table:table-cell office:value-type="float" office:value="2936" calcext:value-type="float">
            <text:p>2936</text:p>
          </table:table-cell>
          <table:table-cell office:value-type="float" office:value="8381" calcext:value-type="float">
            <text:p>83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5045" calcext:value-type="float">
            <text:p>45045</text:p>
          </table:table-cell>
          <table:table-cell office:value-type="float" office:value="111148" calcext:value-type="float">
            <text:p>111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21" calcext:value-type="float">
            <text:p>9621</text:p>
          </table:table-cell>
          <table:table-cell office:value-type="float" office:value="181" calcext:value-type="float">
            <text:p>181</text:p>
          </table:table-cell>
          <table:table-cell office:value-type="float" office:value="25513" calcext:value-type="float">
            <text:p>25513</text:p>
          </table:table-cell>
          <table:table-cell office:value-type="float" office:value="64525" calcext:value-type="float">
            <text:p>64525</text:p>
          </table:table-cell>
          <table:table-cell office:value-type="float" office:value="178" calcext:value-type="float">
            <text:p>178</text:p>
          </table:table-cell>
          <table:table-cell office:value-type="float" office:value="1805" calcext:value-type="float">
            <text:p>1805</text:p>
          </table:table-cell>
          <table:table-cell office:value-type="float" office:value="10.1" calcext:value-type="float">
            <text:p>10.1</text:p>
          </table:table-cell>
          <table:table-cell office:value-type="float" office:value="29.773" calcext:value-type="float">
            <text:p>29.7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0245" calcext:value-type="float">
            <text:p>130245</text:p>
          </table:table-cell>
          <table:table-cell office:value-type="float" office:value="310048" calcext:value-type="float">
            <text:p>31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49" calcext:value-type="float">
            <text:p>28049</text:p>
          </table:table-cell>
          <table:table-cell office:value-type="float" office:value="1008" calcext:value-type="float">
            <text:p>1008</text:p>
          </table:table-cell>
          <table:table-cell office:value-type="float" office:value="87026" calcext:value-type="float">
            <text:p>87026</text:p>
          </table:table-cell>
          <table:table-cell office:value-type="float" office:value="207471" calcext:value-type="float">
            <text:p>207471</text:p>
          </table:table-cell>
          <table:table-cell office:value-type="float" office:value="994" calcext:value-type="float">
            <text:p>994</text:p>
          </table:table-cell>
          <table:table-cell office:value-type="float" office:value="25909" calcext:value-type="float">
            <text:p>25909</text:p>
          </table:table-cell>
          <table:table-cell office:value-type="float" office:value="26.1" calcext:value-type="float">
            <text:p>26.1</text:p>
          </table:table-cell>
          <table:table-cell office:value-type="float" office:value="20.163" calcext:value-type="float">
            <text:p>20.1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81245" calcext:value-type="float">
            <text:p>281245</text:p>
          </table:table-cell>
          <table:table-cell office:value-type="float" office:value="652548" calcext:value-type="float">
            <text:p>652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10" calcext:value-type="float">
            <text:p>44710</text:p>
          </table:table-cell>
          <table:table-cell office:value-type="float" office:value="1207" calcext:value-type="float">
            <text:p>1207</text:p>
          </table:table-cell>
          <table:table-cell office:value-type="float" office:value="202743" calcext:value-type="float">
            <text:p>202743</text:p>
          </table:table-cell>
          <table:table-cell office:value-type="float" office:value="467395" calcext:value-type="float">
            <text:p>467395</text:p>
          </table:table-cell>
          <table:table-cell office:value-type="float" office:value="1202" calcext:value-type="float">
            <text:p>1202</text:p>
          </table:table-cell>
          <table:table-cell office:value-type="float" office:value="30212" calcext:value-type="float">
            <text:p>30212</text:p>
          </table:table-cell>
          <table:table-cell office:value-type="float" office:value="25.1" calcext:value-type="float">
            <text:p>25.1</text:p>
          </table:table-cell>
          <table:table-cell office:value-type="float" office:value="15.865" calcext:value-type="float">
            <text:p>15.8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16045" calcext:value-type="float">
            <text:p>516045</text:p>
          </table:table-cell>
          <table:table-cell office:value-type="float" office:value="1174648" calcext:value-type="float">
            <text:p>1174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680" calcext:value-type="float">
            <text:p>237680</text:p>
          </table:table-cell>
          <table:table-cell office:value-type="float" office:value="5774" calcext:value-type="float">
            <text:p>5774</text:p>
          </table:table-cell>
          <table:table-cell office:value-type="float" office:value="390443" calcext:value-type="float">
            <text:p>390443</text:p>
          </table:table-cell>
          <table:table-cell office:value-type="float" office:value="879989" calcext:value-type="float">
            <text:p>879989</text:p>
          </table:table-cell>
          <table:table-cell office:value-type="float" office:value="5749" calcext:value-type="float">
            <text:p>5749</text:p>
          </table:table-cell>
          <table:table-cell office:value-type="float" office:value="276911" calcext:value-type="float">
            <text:p>276911</text:p>
          </table:table-cell>
          <table:table-cell office:value-type="float" office:value="48.2" calcext:value-type="float">
            <text:p>48.2</text:p>
          </table:table-cell>
          <table:table-cell office:value-type="float" office:value="13.001" calcext:value-type="float">
            <text:p>13.0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52645" calcext:value-type="float">
            <text:p>852645</text:p>
          </table:table-cell>
          <table:table-cell office:value-type="float" office:value="1912348" calcext:value-type="float">
            <text:p>1912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898" calcext:value-type="float">
            <text:p>424898</text:p>
          </table:table-cell>
          <table:table-cell office:value-type="float" office:value="7782" calcext:value-type="float">
            <text:p>7782</text:p>
          </table:table-cell>
          <table:table-cell office:value-type="float" office:value="674070" calcext:value-type="float">
            <text:p>674070</text:p>
          </table:table-cell>
          <table:table-cell office:value-type="float" office:value="1493552" calcext:value-type="float">
            <text:p>1493552</text:p>
          </table:table-cell>
          <table:table-cell office:value-type="float" office:value="7770" calcext:value-type="float">
            <text:p>7770</text:p>
          </table:table-cell>
          <table:table-cell office:value-type="float" office:value="372901" calcext:value-type="float">
            <text:p>372901</text:p>
          </table:table-cell>
          <table:table-cell office:value-type="float" office:value="48" calcext:value-type="float">
            <text:p>48</text:p>
          </table:table-cell>
          <table:table-cell office:value-type="float" office:value="10.847" calcext:value-type="float">
            <text:p>10.8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09045" calcext:value-type="float">
            <text:p>1309045</text:p>
          </table:table-cell>
          <table:table-cell office:value-type="float" office:value="2901648" calcext:value-type="float">
            <text:p>2901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4143" calcext:value-type="float">
            <text:p>4144143</text:p>
          </table:table-cell>
          <table:table-cell office:value-type="float" office:value="58610" calcext:value-type="float">
            <text:p>58610</text:p>
          </table:table-cell>
          <table:table-cell office:value-type="float" office:value="994203" calcext:value-type="float">
            <text:p>994203</text:p>
          </table:table-cell>
          <table:table-cell office:value-type="float" office:value="2185222" calcext:value-type="float">
            <text:p>2185222</text:p>
          </table:table-cell>
          <table:table-cell office:value-type="float" office:value="56882" calcext:value-type="float">
            <text:p>56882</text:p>
          </table:table-cell>
          <table:table-cell office:value-type="float" office:value="4569217" calcext:value-type="float">
            <text:p>4569217</text:p>
          </table:table-cell>
          <table:table-cell office:value-type="float" office:value="80.3" calcext:value-type="float">
            <text:p>80.3</text:p>
          </table:table-cell>
          <table:table-cell office:value-type="float" office:value="10.797" calcext:value-type="float">
            <text:p>10.7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903245" calcext:value-type="float">
            <text:p>1903245</text:p>
          </table:table-cell>
          <table:table-cell office:value-type="float" office:value="4178548" calcext:value-type="float">
            <text:p>4178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87793" calcext:value-type="float">
            <text:p>19287793</text:p>
          </table:table-cell>
          <table:table-cell office:value-type="float" office:value="157663" calcext:value-type="float">
            <text:p>157663</text:p>
          </table:table-cell>
          <table:table-cell office:value-type="float" office:value="1470595" calcext:value-type="float">
            <text:p>1470595</text:p>
          </table:table-cell>
          <table:table-cell office:value-type="float" office:value="3200366" calcext:value-type="float">
            <text:p>3200366</text:p>
          </table:table-cell>
          <table:table-cell office:value-type="float" office:value="155596" calcext:value-type="float">
            <text:p>155596</text:p>
          </table:table-cell>
          <table:table-cell office:value-type="float" office:value="18131961" calcext:value-type="float">
            <text:p>18131961</text:p>
          </table:table-cell>
          <table:table-cell office:value-type="float" office:value="116.5" calcext:value-type="float">
            <text:p>116.5</text:p>
          </table:table-cell>
          <table:table-cell office:value-type="float" office:value="9.741" calcext:value-type="float">
            <text:p>9.7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653245" calcext:value-type="float">
            <text:p>2653245</text:p>
          </table:table-cell>
          <table:table-cell office:value-type="float" office:value="5779048" calcext:value-type="float">
            <text:p>5779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75117" calcext:value-type="float">
            <text:p>29275117</text:p>
          </table:table-cell>
          <table:table-cell office:value-type="float" office:value="222369" calcext:value-type="float">
            <text:p>222369</text:p>
          </table:table-cell>
          <table:table-cell office:value-type="float" office:value="2084543" calcext:value-type="float">
            <text:p>2084543</text:p>
          </table:table-cell>
          <table:table-cell office:value-type="float" office:value="4499141" calcext:value-type="float">
            <text:p>4499141</text:p>
          </table:table-cell>
          <table:table-cell office:value-type="float" office:value="220181" calcext:value-type="float">
            <text:p>220181</text:p>
          </table:table-cell>
          <table:table-cell office:value-type="float" office:value="26556856" calcext:value-type="float">
            <text:p>26556856</text:p>
          </table:table-cell>
          <table:table-cell office:value-type="float" office:value="120.6" calcext:value-type="float">
            <text:p>120.6</text:p>
          </table:table-cell>
          <table:table-cell office:value-type="float" office:value="9.181" calcext:value-type="float">
            <text:p>9.1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77045" calcext:value-type="float">
            <text:p>3577045</text:p>
          </table:table-cell>
          <table:table-cell office:value-type="float" office:value="7739148" calcext:value-type="float">
            <text:p>7739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940728" calcext:value-type="float">
            <text:p>110940728</text:p>
          </table:table-cell>
          <table:table-cell office:value-type="float" office:value="557265" calcext:value-type="float">
            <text:p>557265</text:p>
          </table:table-cell>
          <table:table-cell office:value-type="float" office:value="2594726" calcext:value-type="float">
            <text:p>2594726</text:p>
          </table:table-cell>
          <table:table-cell office:value-type="float" office:value="5590529" calcext:value-type="float">
            <text:p>5590529</text:p>
          </table:table-cell>
          <table:table-cell office:value-type="float" office:value="543648" calcext:value-type="float">
            <text:p>543648</text:p>
          </table:table-cell>
          <table:table-cell office:value-type="float" office:value="74845524" calcext:value-type="float">
            <text:p>74845524</text:p>
          </table:table-cell>
          <table:table-cell office:value-type="float" office:value="137.7" calcext:value-type="float">
            <text:p>137.7</text:p>
          </table:table-cell>
          <table:table-cell office:value-type="float" office:value="9.517" calcext:value-type="float">
            <text:p>9.5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4692645" calcext:value-type="float">
            <text:p>4692645</text:p>
          </table:table-cell>
          <table:table-cell office:value-type="float" office:value="10094848" calcext:value-type="float">
            <text:p>10094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980961" calcext:value-type="float">
            <text:p>135980961</text:p>
          </table:table-cell>
          <table:table-cell office:value-type="float" office:value="641624" calcext:value-type="float">
            <text:p>641624</text:p>
          </table:table-cell>
          <table:table-cell office:value-type="float" office:value="3498069" calcext:value-type="float">
            <text:p>3498069</text:p>
          </table:table-cell>
          <table:table-cell office:value-type="float" office:value="7485731" calcext:value-type="float">
            <text:p>7485731</text:p>
          </table:table-cell>
          <table:table-cell office:value-type="float" office:value="623744" calcext:value-type="float">
            <text:p>623744</text:p>
          </table:table-cell>
          <table:table-cell office:value-type="float" office:value="92588132" calcext:value-type="float">
            <text:p>92588132</text:p>
          </table:table-cell>
          <table:table-cell office:value-type="float" office:value="148.4" calcext:value-type="float">
            <text:p>148.4</text:p>
          </table:table-cell>
          <table:table-cell office:value-type="float" office:value="8.116" calcext:value-type="float">
            <text:p>8.1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018045" calcext:value-type="float">
            <text:p>6018045</text:p>
          </table:table-cell>
          <table:table-cell office:value-type="float" office:value="12882148" calcext:value-type="float">
            <text:p>12882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366797" calcext:value-type="float">
            <text:p>472366797</text:p>
          </table:table-cell>
          <table:table-cell office:value-type="float" office:value="1381456" calcext:value-type="float">
            <text:p>1381456</text:p>
          </table:table-cell>
          <table:table-cell office:value-type="float" office:value="3780276" calcext:value-type="float">
            <text:p>3780276</text:p>
          </table:table-cell>
          <table:table-cell office:value-type="float" office:value="8122663" calcext:value-type="float">
            <text:p>8122663</text:p>
          </table:table-cell>
          <table:table-cell office:value-type="float" office:value="1265138" calcext:value-type="float">
            <text:p>1265138</text:p>
          </table:table-cell>
          <table:table-cell office:value-type="float" office:value="202311804" calcext:value-type="float">
            <text:p>202311804</text:p>
          </table:table-cell>
          <table:table-cell office:value-type="float" office:value="159.9" calcext:value-type="float">
            <text:p>159.9</text:p>
          </table:table-cell>
          <table:table-cell office:value-type="float" office:value="9.613" calcext:value-type="float">
            <text:p>9.6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7571245" calcext:value-type="float">
            <text:p>7571245</text:p>
          </table:table-cell>
          <table:table-cell office:value-type="float" office:value="16137048" calcext:value-type="float">
            <text:p>16137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3070067" calcext:value-type="float">
            <text:p>463070067</text:p>
          </table:table-cell>
          <table:table-cell office:value-type="float" office:value="1441419" calcext:value-type="float">
            <text:p>1441419</text:p>
          </table:table-cell>
          <table:table-cell office:value-type="float" office:value="4957838" calcext:value-type="float">
            <text:p>4957838</text:p>
          </table:table-cell>
          <table:table-cell office:value-type="float" office:value="10582141" calcext:value-type="float">
            <text:p>10582141</text:p>
          </table:table-cell>
          <table:table-cell office:value-type="float" office:value="1254276" calcext:value-type="float">
            <text:p>1254276</text:p>
          </table:table-cell>
          <table:table-cell office:value-type="float" office:value="195593028" calcext:value-type="float">
            <text:p>195593028</text:p>
          </table:table-cell>
          <table:table-cell office:value-type="float" office:value="155.9" calcext:value-type="float">
            <text:p>155.9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9370245" calcext:value-type="float">
            <text:p>9370245</text:p>
          </table:table-cell>
          <table:table-cell office:value-type="float" office:value="19895548" calcext:value-type="float">
            <text:p>19895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019809" calcext:value-type="float">
            <text:p>816019809</text:p>
          </table:table-cell>
          <table:table-cell office:value-type="float" office:value="2065495" calcext:value-type="float">
            <text:p>2065495</text:p>
          </table:table-cell>
          <table:table-cell office:value-type="float" office:value="6111393" calcext:value-type="float">
            <text:p>6111393</text:p>
          </table:table-cell>
          <table:table-cell office:value-type="float" office:value="12995769" calcext:value-type="float">
            <text:p>12995769</text:p>
          </table:table-cell>
          <table:table-cell office:value-type="float" office:value="1938588" calcext:value-type="float">
            <text:p>1938588</text:p>
          </table:table-cell>
          <table:table-cell office:value-type="float" office:value="348203474" calcext:value-type="float">
            <text:p>348203474</text:p>
          </table:table-cell>
          <table:table-cell office:value-type="float" office:value="179.6" calcext:value-type="float">
            <text:p>179.6</text:p>
          </table:table-cell>
          <table:table-cell office:value-type="float" office:value="9.112" calcext:value-type="float">
            <text:p>9.1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1433045" calcext:value-type="float">
            <text:p>11433045</text:p>
          </table:table-cell>
          <table:table-cell office:value-type="float" office:value="24193648" calcext:value-type="float">
            <text:p>24193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3145550" calcext:value-type="float">
            <text:p>1153145550</text:p>
          </table:table-cell>
          <table:table-cell office:value-type="float" office:value="2640470" calcext:value-type="float">
            <text:p>2640470</text:p>
          </table:table-cell>
          <table:table-cell office:value-type="float" office:value="7425940" calcext:value-type="float">
            <text:p>7425940</text:p>
          </table:table-cell>
          <table:table-cell office:value-type="float" office:value="15740304" calcext:value-type="float">
            <text:p>15740304</text:p>
          </table:table-cell>
          <table:table-cell office:value-type="float" office:value="2441872" calcext:value-type="float">
            <text:p>2441872</text:p>
          </table:table-cell>
          <table:table-cell office:value-type="float" office:value="463504138" calcext:value-type="float">
            <text:p>463504138</text:p>
          </table:table-cell>
          <table:table-cell office:value-type="float" office:value="189.8" calcext:value-type="float">
            <text:p>189.8</text:p>
          </table:table-cell>
          <table:table-cell office:value-type="float" office:value="9.842" calcext:value-type="float">
            <text:p>9.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9:17:22.913400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4T19:30:46.920039489</dc:date>
    <meta:editing-duration>PT17M44S</meta:editing-duration>
    <meta:editing-cycles>2</meta:editing-cycles>
    <meta:generator>LibreOffice/6.4.5.2$Linux_X86_64 LibreOffice_project/40$Build-2</meta:generator>
    <meta:document-statistic meta:table-count="1" meta:cell-count="2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25cm" svg:height="13.179cm" xlink:href=".." xlink:type="simple" chart:class="chart:scatter" chart:style-name="ch1">
        <chart:legend chart:legend-position="end" svg:x="16.915cm" svg:y="5.792cm" style:legend-expansion="high" chart:style-name="ch2"/>
        <chart:plot-area chart:style-name="ch3" table:cell-range-address="data2.A2:data2.A19 data2.C1:data2.C19 data2.H1:data2.H19 data2.L1:data2.L19" chart:data-source-has-labels="row" svg:x="0.55cm" svg:y="0.218cm" svg:width="16.058cm" svg:height="12.148cm">
          <chartooo:coordinate-region svg:x="2.283cm" svg:y="0.417cm" svg:width="14.045cm" svg:height="11.302cm"/>
          <chart:axis chart:dimension="x" chart:name="primary-x" chart:style-name="ch4">
            <chart:title svg:x="7.807cm" svg:y="12.619cm" chart:style-name="ch5">
              <text:p>Input Size</text:p>
            </chart:title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data2.C2:data2.C19" chart:label-cell-address="data2.C1:data2.C1" chart:class="chart:scatter">
            <chart:domain table:cell-range-address="data2.A2:data2.A19"/>
            <chart:data-point chart:repeated="18"/>
          </chart:series>
          <chart:series chart:attached-axis="primary-y" chart:style-name="ch10" chart:values-cell-range-address="data2.H2:data2.H19" chart:label-cell-address="data2.H1:data2.H1" chart:class="chart:scatter">
            <chart:data-point chart:repeated="18"/>
          </chart:series>
          <chart:series chart:attached-axis="primary-y" chart:style-name="ch11" chart:values-cell-range-address="data2.L2:data2.L19" chart:label-cell-address="data2.L1:data2.L1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riginal Clauses</text:p>
                <draw:g>
                  <svg:desc>data2.C1:data2.C1</svg:desc>
                </draw:g>
              </table:table-cell>
              <table:table-cell office:value-type="string">
                <text:p>Runtime</text:p>
                <draw:g>
                  <svg:desc>data2.H1:data2.H1</svg:desc>
                </draw:g>
              </table:table-cell>
              <table:table-cell office:value-type="string">
                <text:p>Learned Clauses</text:p>
                <draw:g>
                  <svg:desc>data2.L1:data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data2.A2:data2.A19</svg:desc>
                </draw:g>
              </table:table-cell>
              <table:table-cell office:value-type="float" office:value="7645">
                <text:p>7645</text:p>
                <draw:g>
                  <svg:desc>data2.C2:data2.C19</svg:desc>
                </draw:g>
              </table:table-cell>
              <table:table-cell office:value-type="float" office:value="1965">
                <text:p>1965</text:p>
                <draw:g>
                  <svg:desc>data2.H2:data2.H19</svg:desc>
                </draw:g>
              </table:table-cell>
              <table:table-cell office:value-type="float" office:value="9">
                <text:p>9</text:p>
                <draw:g>
                  <svg:desc>data2.L2:data2.L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5045">
                <text:p>45045</text:p>
              </table:table-cell>
              <table:table-cell office:value-type="float" office:value="9621">
                <text:p>962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0245">
                <text:p>130245</text:p>
              </table:table-cell>
              <table:table-cell office:value-type="float" office:value="28049">
                <text:p>28049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81245">
                <text:p>281245</text:p>
              </table:table-cell>
              <table:table-cell office:value-type="float" office:value="44710">
                <text:p>44710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16045">
                <text:p>516045</text:p>
              </table:table-cell>
              <table:table-cell office:value-type="float" office:value="237680">
                <text:p>237680</text:p>
              </table:table-cell>
              <table:table-cell office:value-type="float" office:value="5749">
                <text:p>57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852645">
                <text:p>852645</text:p>
              </table:table-cell>
              <table:table-cell office:value-type="float" office:value="424898">
                <text:p>424898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09045">
                <text:p>1309045</text:p>
              </table:table-cell>
              <table:table-cell office:value-type="float" office:value="4144143">
                <text:p>4144143</text:p>
              </table:table-cell>
              <table:table-cell office:value-type="float" office:value="56882">
                <text:p>568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903245">
                <text:p>1903245</text:p>
              </table:table-cell>
              <table:table-cell office:value-type="float" office:value="19287793">
                <text:p>19287793</text:p>
              </table:table-cell>
              <table:table-cell office:value-type="float" office:value="155596">
                <text:p>155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653245">
                <text:p>2653245</text:p>
              </table:table-cell>
              <table:table-cell office:value-type="float" office:value="29275117">
                <text:p>29275117</text:p>
              </table:table-cell>
              <table:table-cell office:value-type="float" office:value="220181">
                <text:p>2201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577045">
                <text:p>3577045</text:p>
              </table:table-cell>
              <table:table-cell office:value-type="float" office:value="110940728">
                <text:p>110940728</text:p>
              </table:table-cell>
              <table:table-cell office:value-type="float" office:value="543648">
                <text:p>543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4692645">
                <text:p>4692645</text:p>
              </table:table-cell>
              <table:table-cell office:value-type="float" office:value="135980961">
                <text:p>135980961</text:p>
              </table:table-cell>
              <table:table-cell office:value-type="float" office:value="623744">
                <text:p>6237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6018045">
                <text:p>6018045</text:p>
              </table:table-cell>
              <table:table-cell office:value-type="float" office:value="472366797">
                <text:p>472366797</text:p>
              </table:table-cell>
              <table:table-cell office:value-type="float" office:value="1265138">
                <text:p>126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7571245">
                <text:p>7571245</text:p>
              </table:table-cell>
              <table:table-cell office:value-type="float" office:value="463070067">
                <text:p>463070067</text:p>
              </table:table-cell>
              <table:table-cell office:value-type="float" office:value="1254276">
                <text:p>12542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9370245">
                <text:p>9370245</text:p>
              </table:table-cell>
              <table:table-cell office:value-type="float" office:value="816019809">
                <text:p>816019809</text:p>
              </table:table-cell>
              <table:table-cell office:value-type="float" office:value="1938588">
                <text:p>1938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1433045">
                <text:p>11433045</text:p>
              </table:table-cell>
              <table:table-cell office:value-type="float" office:value="1153145550">
                <text:p>1153145550</text:p>
              </table:table-cell>
              <table:table-cell office:value-type="float" office:value="2441872">
                <text:p>2441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